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f4e08" officeooo:paragraph-rsid="001f4e08"/>
    </style:style>
    <style:style style:name="P2" style:family="paragraph" style:parent-style-name="Standard">
      <style:text-properties officeooo:rsid="001f4e08" officeooo:paragraph-rsid="001f4e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32782489" text:style-name="L1">
        <text:list-item>
          <text:p text:style-name="P1">Intro (2 pg. Max) (20%) </text:p>
          <text:list>
            <text:list-item>
              <text:p text:style-name="P1">Client + their mission</text:p>
            </text:list-item>
            <text:list-item>
              <text:p text:style-name="P1">Problem</text:p>
            </text:list-item>
            <text:list-item>
              <text:p text:style-name="P1">scope</text:p>
            </text:list-item>
            <text:list-item>
              <text:p text:style-name="P1">problem trying to solve</text:p>
            </text:list-item>
            <text:list-item>
              <text:p text:style-name="P1">how we think were solving it</text:p>
            </text:list-item>
            <text:list-item>
              <text:p text:style-name="P1">high level description</text:p>
            </text:list-item>
            <text:list-item>
              <text:p text:style-name="P1">functionality</text:p>
              <text:p text:style-name="P1"/>
            </text:list-item>
          </text:list>
        </text:list-item>
        <text:list-item>
          <text:p text:style-name="P1">Main (req. spec.) (40%)</text:p>
          <text:list>
            <text:list-item>
              <text:p text:style-name="P1">functional requirements (from lectures)</text:p>
            </text:list-item>
          </text:list>
        </text:list-item>
        <text:list-item>
          <text:p text:style-name="P1">Issues and risks (10%)</text:p>
          <text:list>
            <text:list-item>
              <text:p text:style-name="P1">1 pg. Max</text:p>
            </text:list-item>
          </text:list>
        </text:list-item>
        <text:list-item>
          <text:p text:style-name="P1">dev approach (10 %) 1 pg</text:p>
          <text:list>
            <text:list-item>
              <text:p text:style-name="P1">agile</text:p>
            </text:list-item>
            <text:list-item>
              <text:p text:style-name="P1">dev techniques</text:p>
            </text:list-item>
          </text:list>
        </text:list-item>
        <text:list-item>
          <text:p text:style-name="P1">Project plan (10%)</text:p>
          <text:list>
            <text:list-item>
              <text:p text:style-name="P1">schedule</text:p>
            </text:list-item>
            <text:list-item>
              <text:p text:style-name="P1">use deliverables</text:p>
              <text:list>
                <text:list-item>
                  <text:p text:style-name="P1">when design, prototype, final delivery times are</text:p>
                </text:list-item>
              </text:list>
            </text:list-item>
            <text:list-item>
              <text:p text:style-name="P1">GANTT chart</text:p>
            </text:list-item>
          </text:list>
        </text:list-item>
        <text:list-item>
          <text:p text:style-name="P1">writing skills, use of headings (10%)</text:p>
        </text:list-item>
      </text:list>
      <text:p text:style-name="P2"/>
      <text:p text:style-name="P2">10-15 pages in tot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09:19:17.517594388</meta:creation-date>
    <dc:date>2019-10-25T09:48:40.481248433</dc:date>
    <meta:editing-duration>PT9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96" meta:character-count="460" meta:non-whitespace-character-count="407"/>
  </office:meta>
</office:document-meta>
</file>